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LASHAG LOAYZA, EDWIN MAXIM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5325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5288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LASHAG LOAYZA EDWIN MAXIM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5325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5288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5325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SCOTIABANK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11618</text:p>
          </table:table-cell>
          <table:table-cell table:style-name="Tabla2.D3" office:value-type="string">
            <text:p text:style-name="P23">26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36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